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text-properties style:font-name="Calibri" fo:font-size="11pt" style:font-size-asian="11pt"/>
    </style:style>
    <style:style style:name="P3" style:family="paragraph" style:parent-style-name="Standard">
      <style:paragraph-properties fo:line-height="115%"/>
      <style:text-properties style:font-name="Verdana" fo:font-size="14pt" fo:language="fi" fo:country="FI" style:font-size-asian="14pt" style:font-size-complex="14pt"/>
    </style:style>
    <style:style style:name="P4" style:family="paragraph" style:parent-style-name="Standard">
      <style:paragraph-properties fo:line-height="150%"/>
      <style:text-properties style:font-name="Verdana" fo:font-size="14pt" fo:language="fi" fo:country="FI" style:font-size-asian="14pt" style:font-size-complex="14pt"/>
    </style:style>
    <style:style style:name="P5" style:family="paragraph" style:parent-style-name="Standard">
      <style:text-properties style:font-name="Verdana" fo:font-size="16pt" fo:language="fi" fo:country="FI" style:font-size-asian="16pt" style:font-size-complex="16pt"/>
    </style:style>
    <style:style style:name="P6" style:family="paragraph" style:parent-style-name="Standard">
      <style:paragraph-properties fo:line-height="150%"/>
    </style:style>
    <style:style style:name="P7" style:family="paragraph" style:parent-style-name="Standard" style:master-page-name="Standard">
      <style:paragraph-properties fo:line-height="115%" style:page-number="auto"/>
    </style:style>
    <style:style style:name="T1" style:family="text">
      <style:text-properties style:font-name="Calibri"/>
    </style:style>
    <style:style style:name="T2" style:family="text">
      <style:text-properties style:font-name="Verdana" fo:font-size="16pt" fo:language="fi" fo:country="FI" style:font-size-asian="16pt" style:font-size-complex="16pt"/>
    </style:style>
    <style:style style:name="T3" style:family="text">
      <style:text-properties style:font-name="Verdana" fo:font-size="14pt" fo:language="fi" fo:country="FI" style:font-size-asian="14pt" style:font-size-complex="14pt"/>
    </style:style>
    <style:style style:name="T4" style:family="text">
      <style:text-properties style:font-name="Verdana" fo:font-size="14pt" style:font-size-asian="14pt" style:font-size-complex="14pt"/>
    </style:style>
    <style:style style:name="T5" style:family="text">
      <style:text-properties fo:color="#333333" style:font-name="Verdana" fo:font-size="14pt" fo:language="fi" fo:country="FI" fo:background-color="#ffffff" loext:char-shading-value="0" style:font-size-asian="14pt"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KMD / Kvenfolkets dag 16.03.2017</text:span></text:p>
      <text:p text:style-name="P1"><text:span text:style-name="T1">Oversetting til kvensk: Kainun institutti - Kvensk institutt 14.03.2017</text:span></text:p>
      <text:p text:style-name="P2"/>
      <text:p text:style-name="P2"/>
      <text:p text:style-name="P1"><text:span text:style-name="T2">Onnee Kväänikansan päiväle!</text:span></text:p>
      <text:p text:style-name="P3"/>
      <text:p text:style-name="P6"><text:span text:style-name="T3">Tääpänä oon Kväänikansan eli Kainulaiskansan päivä sekä Norjassa ja Ruottissa. Tääpänä markeeraama kvääniin eli kainulaisten histooriaa ja kulttuurii meiđän maassa. – Mie toivon kaikile kvääniile onnee päiväle, sannoo staatinneuvos Jan Tore Sanner. </text:span></text:p>
      <text:p text:style-name="P6"><text:span text:style-name="T3">Kväänit oon tärkkee osa Norjan kulttuurillisesta monenlaisuuđesta. – Monet tulisieluiset ihmiset työtelhään </text:span><text:bookmark text:name="_GoBack"/><text:span text:style-name="T3">sen etheen ette säilytethään kväänin kielen ja kulttuurin. Mie kiitän teitä sen työn eđestä, sannoo Sanner.</text:span></text:p>
      <text:p text:style-name="P6"><text:span text:style-name="T3">Hallitus eli rejeerinki halluu ette Norjan kväänit saađhaan eđistäät ommaa kieltä ja kulttuurii. Sen tähđen hallitus oon tekemässä plaanan kväänin kieltä varten. Met olema kontaktissa kväänijärjestöitten ja kväänin kielimiljöitten kans ko tehemä plaanan. </text:span></text:p>
      <text:p text:style-name="P6"><text:span text:style-name="T3">– Tämän plaanan mooli oon ette kväänin kielelä olis parempi tulleevaisuus, sannoo staatinneuvos.</text:span></text:p>
      <text:p text:style-name="P6"><text:span text:style-name="T5">Norjan kväänit eli kainulaiset markeerathiin päivää ensi kerran vuona 2013. Vuona 2014 olthiin kaksi kväänijärjestöö yksituumaiset ette 16. marsikuuta oon Kväänikansan päivä. Sen jälkhiin oon päivää markeerattu paikoissa joissa kväänit asuthaan.</text:span></text:p>
      <text:p text:style-name="P4"/>
      <text:p text:style-name="Standard"><text:span text:style-name="T2">Gratulerer med Kvenfolkets dag! </text:span></text:p>
      <text:p text:style-name="P5"/>
      <text:p text:style-name="P6"><text:span text:style-name="T4">I dag markeres Kvenfolkets dag i Norge og Sverige. Dagen er en markering av kvenenes historie og kultur i våre land. – Jeg ønsker å gratulere alle kvener med dagen, sier statsråd Jan Tore Sanner. </text:span></text:p>
      <text:p text:style-name="P6"><text:span text:style-name="T4">Kvenene er en viktig del av det kulturelle mangfoldet i Norge. – Mange ildsjeler arbeider utrettelig for å bevare kvensk språk og kultur. Det vil jeg takke dere for, sier Sanner.</text:span></text:p>
      <text:p text:style-name="P6"><text:span text:style-name="T4">Regjeringen har som mål at kvener i Norge skal få utvikle sitt språk og sin kultur. Regjeringen har derfor begynt arbeidet med en målrettet plan for kvensk språk. Planen vil bli utarbeidet i kontakt med kvenske organisasjoner og språkmiljøer.</text:span></text:p>
      <text:p text:style-name="P6"><text:span text:style-name="T4">– Målet er at denne planen skal legge forholdene til rette for en bedre fremtid for kvensk språk, sier statsråden. </text:span></text:p>
      <text:p text:style-name="P6"><text:span text:style-name="T4">Kvenfolkets dag ble første gang markert av norske kvener i 2013. I 2014 var det enighet mellom to kvenske organisasjoner om at 16. mars skal være Kvenfolkets dag. Siden har dagen blitt markert med ulike lokale arrangementer i områdene der kvenene bor.</text:span></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282cm" loext:contextual-spacing="false" fo:line-height="108%">
        <style:tab-stops>
          <style:tab-stop style:position="8.795cm" style:type="center"/>
          <style:tab-stop style:position="17.59cm" style:type="right"/>
        </style:tab-stops>
      </style:paragraph-properties>
      <style:text-properties style:font-name-asian="Calibri1" style:font-family-asian="Calibri" style:font-family-generic-asian="system" style:font-pitch-asian="variable" style:language-asian="en" style:country-asian="US" style:font-name-complex="F" style:font-family-generic-complex="system" style:font-pitch-complex="variable" style:font-size-complex="11pt"/>
    </style:style>
    <style:style style:name="Footer" style:family="paragraph" style:parent-style-name="Standard" style:default-outline-level="" style:class="extra">
      <style:paragraph-properties fo:margin-top="0cm" fo:margin-bottom="0.282cm" loext:contextual-spacing="false" fo:line-height="108%">
        <style:tab-stops>
          <style:tab-stop style:position="8.795cm" style:type="center"/>
          <style:tab-stop style:position="17.59cm" style:type="right"/>
        </style:tab-stops>
      </style:paragraph-properties>
      <style:text-properties style:font-name-asian="Calibri1" style:font-family-asian="Calibri" style:font-family-generic-asian="system" style:font-pitch-asian="variable" style:language-asian="en" style:country-asian="US" style:font-name-complex="F"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0"><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8</meta:editing-cycles>
    <meta:print-date>2007-06-07T11:27:00</meta:print-date>
    <meta:creation-date>2017-03-13T13:59:00</meta:creation-date>
    <dc:date>2017-03-14T08:55:00</dc:date>
    <meta:editing-duration>PT1H23M</meta:editing-duration>
    <meta:generator>LibreOffice/6.4.6.2$Linux_X86_64 LibreOffice_project/40$Build-2</meta:generator>
    <meta:document-statistic meta:table-count="0" meta:image-count="1" meta:object-count="0" meta:page-count="1" meta:paragraph-count="15" meta:word-count="319" meta:character-count="2204" meta:non-whitespace-character-count="1888"/>
    <meta:user-defined meta:name="AppVersion">15.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